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T1" style:family="text">
      <style:text-properties style:text-position="sub 58%"/>
    </style:style>
    <style:style style:name="T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417754961" text:style-name="L1">
        <text:list-item>
          <text:p text:style-name="P1">1,4<text:tab/>1,6</text:p>
          <text:p text:style-name="P1">2,4<text:tab/>2,6</text:p>
          <text:p text:style-name="P1">3,4<text:tab/>3,6</text:p>
          <text:p text:style-name="P1">4,6</text:p>
          <text:p text:style-name="P1">5,6</text:p>
          <text:p text:style-name="P1"/>
        </text:list-item>
        <text:list-item>
          <text:p text:style-name="P1">a.<text:tab/>Done</text:p>
          <text:p text:style-name="P1">b.<text:tab/>Done</text:p>
          <text:p text:style-name="P1">c.<text:tab/>The maximum number of inversions is 435. My calculated average is much lower than the <text:tab/>max and commonly fell somewhere around 50% of the worst case.</text:p>
          <text:p text:style-name="P1">d.<text:tab/>The general formula for the max number of inversions is:<text:tab/><text:tab/>n(n-1)<text:line-break/><text:tab/><text:tab/><text:tab/><text:tab/><text:tab/><text:tab/><text:tab/><text:tab/><text:tab/><text:tab/>_____<text:line-break/> <text:s text:c="3"/><text:tab/><text:tab/><text:tab/><text:tab/><text:tab/><text:tab/><text:tab/><text:tab/><text:tab/><text:tab/> <text:s text:c="3"/>2</text:p>
        </text:list-item>
        <text:list-item>
          <text:p text:style-name="P1">c<text:span text:style-name="T1">i</text:span> = .5</text:p>
          <text:p text:style-name="P1">c<text:span text:style-name="T1">s</text:span> = 2</text:p>
          <text:list>
            <text:list-header>
              <text:p text:style-name="P1">I did expect there to be a difference in the constants as insertion sort is natively a more efficient sorting algorithm even though they both take n<text:span text:style-name="T2">2</text:span> time to execute across the same data. The time is negligible but there is a difference in the matter of large test cases. In the case of the insertion sort there was a high noise ratio, but in the case of selection sort there was very minimal noise, if any at all.</text:p>
            </text:list-header>
          </text:list>
        </text:list-item>
      </text:list>
      <text:p text:style-name="Standard"/>
      <text:list xml:id="list100687638" text:continue-numbering="true" text:style-name="L1">
        <text:list-item>
          <text:p text:style-name="P1">By setting the seed you are insuring that the program will run with consistent data the entire time, making the tests more predictable and allowing a more definitive result without having to sort through an excess amount of noise. Because off this it is important to set the seed across both programs the same so they both run on the same test values for a more consistent data set.</text:p>
          <text:p text:style-name="P1"/>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Braden Licastro<text:tab/>Lab 3</text:p>
        <text:p text:style-name="Header">CMPSC250</text:p>
        <text:p text:style-name="Header">9/24/20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meta:initial-creator>
    <meta:creation-date>2012-09-24T20:32:01</meta:creation-date>
    <dc:date>2012-09-25T01:24:13</dc:date>
    <dc:creator>Braden </dc:creator>
    <meta:editing-duration>PT4H21M52S</meta:editing-duration>
    <meta:editing-cycles>4</meta:editing-cycles>
    <meta:generator>LibreOffice/3.5$Linux_X86_64 LibreOffice_project/350m1$Build-2</meta:generator>
    <meta:document-statistic meta:table-count="0" meta:image-count="0" meta:object-count="0" meta:page-count="1" meta:paragraph-count="16" meta:word-count="217" meta:character-count="747" meta:non-whitespace-character-count="923"/>
  </office:meta>
</office:document-meta>
</file>